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914cm"/>
    </style:style>
    <style:style style:name="co4" style:family="table-column">
      <style:table-column-properties fo:break-before="auto" style:column-width="4.533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4.549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1.412cm" svg:height="25.054cm" svg:x="29.552cm" svg:y="0.104cm">
            <draw:object draw:notify-on-update-of-ranges="Лист1.A1:Лист1.A1 Лист1.A2:Лист1.A36 Лист1.B1:Лист1.B1 Лист1.B2:Лист1.B36 Лист1.C1:Лист1.C1 Лист1.C2:Лист1.C36 Лист1.D1:Лист1.D1 Лист1.D2:Лист1.D36 Лист1.E1:Лист1.E1 Лист1.E2:Лист1.E36 Лист1.F1:Лист1.F1 Лист1.F2:Лист1.F36 Лист1.G1:Лист1.G1 Лист1.G2:Лист1.G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ients</text:p>
          </table:table-cell>
          <table:table-cell table:style-name="ce1" office:value-type="string" calcext:value-type="string">
            <text:p>result_local_r_5432</text:p>
          </table:table-cell>
          <table:table-cell table:style-name="ce1" office:value-type="string" calcext:value-type="string">
            <text:p>result_local_r_6432</text:p>
          </table:table-cell>
          <table:table-cell table:style-name="ce1" office:value-type="string" calcext:value-type="string">
            <text:p>result_local_w_4_5432</text:p>
          </table:table-cell>
          <table:table-cell table:style-name="ce1" office:value-type="string" calcext:value-type="string">
            <text:p>result_local_w_4_6432</text:p>
          </table:table-cell>
          <table:table-cell table:style-name="ce1" office:value-type="string" calcext:value-type="string">
            <text:p>result_Net_w_4_5432</text:p>
          </table:table-cell>
          <table:table-cell table:style-name="ce1" office:value-type="string" calcext:value-type="string">
            <text:p>result_Net_w_4_643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3496.553097" calcext:value-type="float">
            <text:p>33496,553097</text:p>
          </table:table-cell>
          <table:table-cell office:value-type="float" office:value="23711.315047" calcext:value-type="float">
            <text:p>23711,315047</text:p>
          </table:table-cell>
          <table:table-cell office:value-type="float" office:value="14769.136584" calcext:value-type="float">
            <text:p>14769,136584</text:p>
          </table:table-cell>
          <table:table-cell office:value-type="float" office:value="15094.104288" calcext:value-type="float">
            <text:p>15094,104288</text:p>
          </table:table-cell>
          <table:table-cell office:value-type="float" office:value="15282.480789" calcext:value-type="float">
            <text:p>15282,480789</text:p>
          </table:table-cell>
          <table:table-cell office:value-type="float" office:value="10804.058701" calcext:value-type="float">
            <text:p>10804,05870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6831.994756" calcext:value-type="float">
            <text:p>26831,994756</text:p>
          </table:table-cell>
          <table:table-cell office:value-type="float" office:value="23314.965843" calcext:value-type="float">
            <text:p>23314,965843</text:p>
          </table:table-cell>
          <table:table-cell office:value-type="float" office:value="14767.417924" calcext:value-type="float">
            <text:p>14767,417924</text:p>
          </table:table-cell>
          <table:table-cell office:value-type="float" office:value="15922.854417" calcext:value-type="float">
            <text:p>15922,854417</text:p>
          </table:table-cell>
          <table:table-cell office:value-type="float" office:value="15062.141122" calcext:value-type="float">
            <text:p>15062,141122</text:p>
          </table:table-cell>
          <table:table-cell office:value-type="float" office:value="11146.136599" calcext:value-type="float">
            <text:p>11146,13659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5866.320309" calcext:value-type="float">
            <text:p>25866,320309</text:p>
          </table:table-cell>
          <table:table-cell office:value-type="float" office:value="25150.005957" calcext:value-type="float">
            <text:p>25150,005957</text:p>
          </table:table-cell>
          <table:table-cell office:value-type="float" office:value="14370.278305" calcext:value-type="float">
            <text:p>14370,278305</text:p>
          </table:table-cell>
          <table:table-cell office:value-type="float" office:value="16046.32771" calcext:value-type="float">
            <text:p>16046,32771</text:p>
          </table:table-cell>
          <table:table-cell office:value-type="float" office:value="14208.492303" calcext:value-type="float">
            <text:p>14208,492303</text:p>
          </table:table-cell>
          <table:table-cell office:value-type="float" office:value="12051.610543" calcext:value-type="float">
            <text:p>12051,610543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917.668019" calcext:value-type="float">
            <text:p>25917,668019</text:p>
          </table:table-cell>
          <table:table-cell office:value-type="float" office:value="24126.371697" calcext:value-type="float">
            <text:p>24126,371697</text:p>
          </table:table-cell>
          <table:table-cell office:value-type="float" office:value="13836.623249" calcext:value-type="float">
            <text:p>13836,623249</text:p>
          </table:table-cell>
          <table:table-cell office:value-type="float" office:value="16274.37661" calcext:value-type="float">
            <text:p>16274,37661</text:p>
          </table:table-cell>
          <table:table-cell office:value-type="float" office:value="13385.202057" calcext:value-type="float">
            <text:p>13385,202057</text:p>
          </table:table-cell>
          <table:table-cell office:value-type="float" office:value="10889.698569" calcext:value-type="float">
            <text:p>10889,69856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5114.744972" calcext:value-type="float">
            <text:p>25114,744972</text:p>
          </table:table-cell>
          <table:table-cell office:value-type="float" office:value="22945.439096" calcext:value-type="float">
            <text:p>22945,439096</text:p>
          </table:table-cell>
          <table:table-cell office:value-type="float" office:value="13327.266308" calcext:value-type="float">
            <text:p>13327,266308</text:p>
          </table:table-cell>
          <table:table-cell office:value-type="float" office:value="16129.379581" calcext:value-type="float">
            <text:p>16129,379581</text:p>
          </table:table-cell>
          <table:table-cell office:value-type="float" office:value="12599.028817" calcext:value-type="float">
            <text:p>12599,028817</text:p>
          </table:table-cell>
          <table:table-cell office:value-type="float" office:value="12424.331323" calcext:value-type="float">
            <text:p>12424,331323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5259.923713" calcext:value-type="float">
            <text:p>25259,923713</text:p>
          </table:table-cell>
          <table:table-cell office:value-type="float" office:value="23833.017467" calcext:value-type="float">
            <text:p>23833,017467</text:p>
          </table:table-cell>
          <table:table-cell office:value-type="float" office:value="12910.647891" calcext:value-type="float">
            <text:p>12910,647891</text:p>
          </table:table-cell>
          <table:table-cell office:value-type="float" office:value="15755.778602" calcext:value-type="float">
            <text:p>15755,778602</text:p>
          </table:table-cell>
          <table:table-cell office:value-type="float" office:value="12263.947008" calcext:value-type="float">
            <text:p>12263,947008</text:p>
          </table:table-cell>
          <table:table-cell office:value-type="float" office:value="12958.047405" calcext:value-type="float">
            <text:p>12958,04740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4768.303859" calcext:value-type="float">
            <text:p>24768,303859</text:p>
          </table:table-cell>
          <table:table-cell office:value-type="float" office:value="24283.844796" calcext:value-type="float">
            <text:p>24283,844796</text:p>
          </table:table-cell>
          <table:table-cell office:value-type="float" office:value="12416.097524" calcext:value-type="float">
            <text:p>12416,097524</text:p>
          </table:table-cell>
          <table:table-cell office:value-type="float" office:value="16026.967893" calcext:value-type="float">
            <text:p>16026,967893</text:p>
          </table:table-cell>
          <table:table-cell office:value-type="float" office:value="11733.048295" calcext:value-type="float">
            <text:p>11733,048295</text:p>
          </table:table-cell>
          <table:table-cell office:value-type="float" office:value="13256.717563" calcext:value-type="float">
            <text:p>13256,71756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4847.957247" calcext:value-type="float">
            <text:p>24847,957247</text:p>
          </table:table-cell>
          <table:table-cell office:value-type="float" office:value="23625.022945" calcext:value-type="float">
            <text:p>23625,022945</text:p>
          </table:table-cell>
          <table:table-cell office:value-type="float" office:value="11971.962153" calcext:value-type="float">
            <text:p>11971,962153</text:p>
          </table:table-cell>
          <table:table-cell office:value-type="float" office:value="16262.249838" calcext:value-type="float">
            <text:p>16262,249838</text:p>
          </table:table-cell>
          <table:table-cell office:value-type="float" office:value="11422.673439" calcext:value-type="float">
            <text:p>11422,673439</text:p>
          </table:table-cell>
          <table:table-cell office:value-type="float" office:value="13330.434933" calcext:value-type="float">
            <text:p>13330,43493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4832.79916" calcext:value-type="float">
            <text:p>24832,79916</text:p>
          </table:table-cell>
          <table:table-cell office:value-type="float" office:value="24377.714985" calcext:value-type="float">
            <text:p>24377,714985</text:p>
          </table:table-cell>
          <table:table-cell office:value-type="float" office:value="11707.90786" calcext:value-type="float">
            <text:p>11707,90786</text:p>
          </table:table-cell>
          <table:table-cell office:value-type="float" office:value="16042.534493" calcext:value-type="float">
            <text:p>16042,534493</text:p>
          </table:table-cell>
          <table:table-cell office:value-type="float" office:value="11058.88584" calcext:value-type="float">
            <text:p>11058,88584</text:p>
          </table:table-cell>
          <table:table-cell office:value-type="float" office:value="12255.281298" calcext:value-type="float">
            <text:p>12255,28129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24543.206318" calcext:value-type="float">
            <text:p>24543,206318</text:p>
          </table:table-cell>
          <table:table-cell office:value-type="float" office:value="24457.381607" calcext:value-type="float">
            <text:p>24457,381607</text:p>
          </table:table-cell>
          <table:table-cell office:value-type="float" office:value="11489.992616" calcext:value-type="float">
            <text:p>11489,992616</text:p>
          </table:table-cell>
          <table:table-cell office:value-type="float" office:value="16085.308378" calcext:value-type="float">
            <text:p>16085,308378</text:p>
          </table:table-cell>
          <table:table-cell office:value-type="float" office:value="10612.609081" calcext:value-type="float">
            <text:p>10612,609081</text:p>
          </table:table-cell>
          <table:table-cell office:value-type="float" office:value="13170.546477" calcext:value-type="float">
            <text:p>13170,546477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4453.844645" calcext:value-type="float">
            <text:p>24453,844645</text:p>
          </table:table-cell>
          <table:table-cell office:value-type="float" office:value="25288.991565" calcext:value-type="float">
            <text:p>25288,991565</text:p>
          </table:table-cell>
          <table:table-cell office:value-type="float" office:value="11047.325668" calcext:value-type="float">
            <text:p>11047,325668</text:p>
          </table:table-cell>
          <table:table-cell office:value-type="float" office:value="16074.846649" calcext:value-type="float">
            <text:p>16074,846649</text:p>
          </table:table-cell>
          <table:table-cell office:value-type="float" office:value="10170.132964" calcext:value-type="float">
            <text:p>10170,132964</text:p>
          </table:table-cell>
          <table:table-cell office:value-type="float" office:value="10160.854234" calcext:value-type="float">
            <text:p>10160,854234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24847.103284" calcext:value-type="float">
            <text:p>24847,103284</text:p>
          </table:table-cell>
          <table:table-cell office:value-type="float" office:value="24669.307947" calcext:value-type="float">
            <text:p>24669,307947</text:p>
          </table:table-cell>
          <table:table-cell office:value-type="float" office:value="10705.946897" calcext:value-type="float">
            <text:p>10705,946897</text:p>
          </table:table-cell>
          <table:table-cell office:value-type="float" office:value="16142.061273" calcext:value-type="float">
            <text:p>16142,061273</text:p>
          </table:table-cell>
          <table:table-cell office:value-type="float" office:value="10279.540551" calcext:value-type="float">
            <text:p>10279,540551</text:p>
          </table:table-cell>
          <table:table-cell office:value-type="float" office:value="11430.53166" calcext:value-type="float">
            <text:p>11430,5316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4456.811609" calcext:value-type="float">
            <text:p>24456,811609</text:p>
          </table:table-cell>
          <table:table-cell office:value-type="float" office:value="25085.949792" calcext:value-type="float">
            <text:p>25085,949792</text:p>
          </table:table-cell>
          <table:table-cell office:value-type="float" office:value="10593.231079" calcext:value-type="float">
            <text:p>10593,231079</text:p>
          </table:table-cell>
          <table:table-cell office:value-type="float" office:value="15954.37207" calcext:value-type="float">
            <text:p>15954,37207</text:p>
          </table:table-cell>
          <table:table-cell office:value-type="float" office:value="9312.005062" calcext:value-type="float">
            <text:p>9312,005062</text:p>
          </table:table-cell>
          <table:table-cell office:value-type="float" office:value="9964.315478" calcext:value-type="float">
            <text:p>9964,31547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4407.660007" calcext:value-type="float">
            <text:p>24407,660007</text:p>
          </table:table-cell>
          <table:table-cell office:value-type="float" office:value="25161.905216" calcext:value-type="float">
            <text:p>25161,905216</text:p>
          </table:table-cell>
          <table:table-cell office:value-type="float" office:value="10406.043596" calcext:value-type="float">
            <text:p>10406,043596</text:p>
          </table:table-cell>
          <table:table-cell office:value-type="float" office:value="16241.467093" calcext:value-type="float">
            <text:p>16241,467093</text:p>
          </table:table-cell>
          <table:table-cell office:value-type="float" office:value="9890.754111" calcext:value-type="float">
            <text:p>9890,754111</text:p>
          </table:table-cell>
          <table:table-cell office:value-type="float" office:value="12243.014779" calcext:value-type="float">
            <text:p>12243,01477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3882.929222" calcext:value-type="float">
            <text:p>23882,929222</text:p>
          </table:table-cell>
          <table:table-cell office:value-type="float" office:value="23947.414925" calcext:value-type="float">
            <text:p>23947,414925</text:p>
          </table:table-cell>
          <table:table-cell office:value-type="float" office:value="10148.507824" calcext:value-type="float">
            <text:p>10148,507824</text:p>
          </table:table-cell>
          <table:table-cell office:value-type="float" office:value="16097.091849" calcext:value-type="float">
            <text:p>16097,091849</text:p>
          </table:table-cell>
          <table:table-cell office:value-type="float" office:value="8964.06026" calcext:value-type="float">
            <text:p>8964,06026</text:p>
          </table:table-cell>
          <table:table-cell office:value-type="float" office:value="12673.232563" calcext:value-type="float">
            <text:p>12673,23256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4167.865536" calcext:value-type="float">
            <text:p>24167,865536</text:p>
          </table:table-cell>
          <table:table-cell office:value-type="float" office:value="25770.949972" calcext:value-type="float">
            <text:p>25770,949972</text:p>
          </table:table-cell>
          <table:table-cell office:value-type="float" office:value="10137.420439" calcext:value-type="float">
            <text:p>10137,420439</text:p>
          </table:table-cell>
          <table:table-cell office:value-type="float" office:value="16177.277081" calcext:value-type="float">
            <text:p>16177,277081</text:p>
          </table:table-cell>
          <table:table-cell office:value-type="float" office:value="9578.565559" calcext:value-type="float">
            <text:p>9578,565559</text:p>
          </table:table-cell>
          <table:table-cell office:value-type="float" office:value="12726.882443" calcext:value-type="float">
            <text:p>12726,88244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66.502146" calcext:value-type="float">
            <text:p>24066,502146</text:p>
          </table:table-cell>
          <table:table-cell office:value-type="float" office:value="24651.696781" calcext:value-type="float">
            <text:p>24651,696781</text:p>
          </table:table-cell>
          <table:table-cell office:value-type="float" office:value="10077.604427" calcext:value-type="float">
            <text:p>10077,604427</text:p>
          </table:table-cell>
          <table:table-cell office:value-type="float" office:value="15878.822765" calcext:value-type="float">
            <text:p>15878,822765</text:p>
          </table:table-cell>
          <table:table-cell office:value-type="float" office:value="9166.848197" calcext:value-type="float">
            <text:p>9166,848197</text:p>
          </table:table-cell>
          <table:table-cell office:value-type="float" office:value="12435.31909" calcext:value-type="float">
            <text:p>12435,31909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4041.508544" calcext:value-type="float">
            <text:p>24041,508544</text:p>
          </table:table-cell>
          <table:table-cell office:value-type="float" office:value="23833.022701" calcext:value-type="float">
            <text:p>23833,022701</text:p>
          </table:table-cell>
          <table:table-cell office:value-type="float" office:value="9913.333374" calcext:value-type="float">
            <text:p>9913,333374</text:p>
          </table:table-cell>
          <table:table-cell office:value-type="float" office:value="15534.279956" calcext:value-type="float">
            <text:p>15534,279956</text:p>
          </table:table-cell>
          <table:table-cell office:value-type="float" office:value="8949.743339" calcext:value-type="float">
            <text:p>8949,743339</text:p>
          </table:table-cell>
          <table:table-cell office:value-type="float" office:value="10231.001755" calcext:value-type="float">
            <text:p>10231,00175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3800.317394" calcext:value-type="float">
            <text:p>23800,317394</text:p>
          </table:table-cell>
          <table:table-cell office:value-type="float" office:value="24437.076506" calcext:value-type="float">
            <text:p>24437,076506</text:p>
          </table:table-cell>
          <table:table-cell office:value-type="float" office:value="9904.222173" calcext:value-type="float">
            <text:p>9904,222173</text:p>
          </table:table-cell>
          <table:table-cell office:value-type="float" office:value="15737.902524" calcext:value-type="float">
            <text:p>15737,902524</text:p>
          </table:table-cell>
          <table:table-cell office:value-type="float" office:value="8793.198538" calcext:value-type="float">
            <text:p>8793,198538</text:p>
          </table:table-cell>
          <table:table-cell office:value-type="float" office:value="8948.31568" calcext:value-type="float">
            <text:p>8948,31568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3606.149709" calcext:value-type="float">
            <text:p>23606,149709</text:p>
          </table:table-cell>
          <table:table-cell office:value-type="float" office:value="24535.595411" calcext:value-type="float">
            <text:p>24535,595411</text:p>
          </table:table-cell>
          <table:table-cell office:value-type="float" office:value="9707.125205" calcext:value-type="float">
            <text:p>9707,125205</text:p>
          </table:table-cell>
          <table:table-cell office:value-type="float" office:value="16005.722437" calcext:value-type="float">
            <text:p>16005,722437</text:p>
          </table:table-cell>
          <table:table-cell office:value-type="float" office:value="8918.622557" calcext:value-type="float">
            <text:p>8918,622557</text:p>
          </table:table-cell>
          <table:table-cell office:value-type="float" office:value="12095.794207" calcext:value-type="float">
            <text:p>12095,794207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3753.152619" calcext:value-type="float">
            <text:p>23753,152619</text:p>
          </table:table-cell>
          <table:table-cell office:value-type="float" office:value="25351.54269" calcext:value-type="float">
            <text:p>25351,54269</text:p>
          </table:table-cell>
          <table:table-cell office:value-type="float" office:value="9493.315573" calcext:value-type="float">
            <text:p>9493,315573</text:p>
          </table:table-cell>
          <table:table-cell office:value-type="float" office:value="15969.673149" calcext:value-type="float">
            <text:p>15969,673149</text:p>
          </table:table-cell>
          <table:table-cell office:value-type="float" office:value="8279.209582" calcext:value-type="float">
            <text:p>8279,209582</text:p>
          </table:table-cell>
          <table:table-cell office:value-type="float" office:value="11831.247378" calcext:value-type="float">
            <text:p>11831,247378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23181.7358" calcext:value-type="float">
            <text:p>23181,7358</text:p>
          </table:table-cell>
          <table:table-cell office:value-type="float" office:value="24797.479413" calcext:value-type="float">
            <text:p>24797,479413</text:p>
          </table:table-cell>
          <table:table-cell office:value-type="float" office:value="9363.920962" calcext:value-type="float">
            <text:p>9363,920962</text:p>
          </table:table-cell>
          <table:table-cell office:value-type="float" office:value="15909.791136" calcext:value-type="float">
            <text:p>15909,791136</text:p>
          </table:table-cell>
          <table:table-cell office:value-type="float" office:value="8927.682884" calcext:value-type="float">
            <text:p>8927,682884</text:p>
          </table:table-cell>
          <table:table-cell office:value-type="float" office:value="10250.076709" calcext:value-type="float">
            <text:p>10250,076709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23074.232479" calcext:value-type="float">
            <text:p>23074,232479</text:p>
          </table:table-cell>
          <table:table-cell office:value-type="float" office:value="24396.423966" calcext:value-type="float">
            <text:p>24396,423966</text:p>
          </table:table-cell>
          <table:table-cell office:value-type="float" office:value="9352.325245" calcext:value-type="float">
            <text:p>9352,325245</text:p>
          </table:table-cell>
          <table:table-cell office:value-type="float" office:value="15775.8682" calcext:value-type="float">
            <text:p>15775,8682</text:p>
          </table:table-cell>
          <table:table-cell table:number-columns-repeated="2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23147.182097" calcext:value-type="float">
            <text:p>23147,182097</text:p>
          </table:table-cell>
          <table:table-cell office:value-type="float" office:value="23842.469596" calcext:value-type="float">
            <text:p>23842,469596</text:p>
          </table:table-cell>
          <table:table-cell office:value-type="float" office:value="9295.857745" calcext:value-type="float">
            <text:p>9295,857745</text:p>
          </table:table-cell>
          <table:table-cell office:value-type="float" office:value="15616.967482" calcext:value-type="float">
            <text:p>15616,967482</text:p>
          </table:table-cell>
          <table:table-cell table:number-columns-repeated="2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23044.348576" calcext:value-type="float">
            <text:p>23044,348576</text:p>
          </table:table-cell>
          <table:table-cell office:value-type="float" office:value="24132.152548" calcext:value-type="float">
            <text:p>24132,152548</text:p>
          </table:table-cell>
          <table:table-cell office:value-type="float" office:value="9234.643216" calcext:value-type="float">
            <text:p>9234,643216</text:p>
          </table:table-cell>
          <table:table-cell office:value-type="float" office:value="15711.722697" calcext:value-type="float">
            <text:p>15711,722697</text:p>
          </table:table-cell>
          <table:table-cell table:number-columns-repeated="2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22734.621653" calcext:value-type="float">
            <text:p>22734,621653</text:p>
          </table:table-cell>
          <table:table-cell office:value-type="float" office:value="24815.744925" calcext:value-type="float">
            <text:p>24815,744925</text:p>
          </table:table-cell>
          <table:table-cell office:value-type="float" office:value="9255.175548" calcext:value-type="float">
            <text:p>9255,175548</text:p>
          </table:table-cell>
          <table:table-cell office:value-type="float" office:value="15850.790727" calcext:value-type="float">
            <text:p>15850,790727</text:p>
          </table:table-cell>
          <table:table-cell table:number-columns-repeated="2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22434.178998" calcext:value-type="float">
            <text:p>22434,178998</text:p>
          </table:table-cell>
          <table:table-cell office:value-type="float" office:value="24079.171257" calcext:value-type="float">
            <text:p>24079,171257</text:p>
          </table:table-cell>
          <table:table-cell office:value-type="float" office:value="9148.72683" calcext:value-type="float">
            <text:p>9148,72683</text:p>
          </table:table-cell>
          <table:table-cell office:value-type="float" office:value="15608.357678" calcext:value-type="float">
            <text:p>15608,357678</text:p>
          </table:table-cell>
          <table:table-cell table:number-columns-repeated="2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22620.371261" calcext:value-type="float">
            <text:p>22620,371261</text:p>
          </table:table-cell>
          <table:table-cell office:value-type="float" office:value="24387.440679" calcext:value-type="float">
            <text:p>24387,440679</text:p>
          </table:table-cell>
          <table:table-cell office:value-type="float" office:value="8862.252163" calcext:value-type="float">
            <text:p>8862,252163</text:p>
          </table:table-cell>
          <table:table-cell office:value-type="float" office:value="15706.741097" calcext:value-type="float">
            <text:p>15706,741097</text:p>
          </table:table-cell>
          <table:table-cell table:number-columns-repeated="2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2259.700471" calcext:value-type="float">
            <text:p>22259,700471</text:p>
          </table:table-cell>
          <table:table-cell office:value-type="float" office:value="24745.123247" calcext:value-type="float">
            <text:p>24745,123247</text:p>
          </table:table-cell>
          <table:table-cell office:value-type="float" office:value="8859.238416" calcext:value-type="float">
            <text:p>8859,238416</text:p>
          </table:table-cell>
          <table:table-cell office:value-type="float" office:value="15881.336844" calcext:value-type="float">
            <text:p>15881,336844</text:p>
          </table:table-cell>
          <table:table-cell table:number-columns-repeated="2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22346.243394" calcext:value-type="float">
            <text:p>22346,243394</text:p>
          </table:table-cell>
          <table:table-cell office:value-type="float" office:value="25229.441912" calcext:value-type="float">
            <text:p>25229,441912</text:p>
          </table:table-cell>
          <table:table-cell office:value-type="float" office:value="8752.43127" calcext:value-type="float">
            <text:p>8752,43127</text:p>
          </table:table-cell>
          <table:table-cell office:value-type="float" office:value="15792.968582" calcext:value-type="float">
            <text:p>15792,968582</text:p>
          </table:table-cell>
          <table:table-cell table:number-columns-repeated="2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22365.881091" calcext:value-type="float">
            <text:p>22365,881091</text:p>
          </table:table-cell>
          <table:table-cell office:value-type="float" office:value="23869.87796" calcext:value-type="float">
            <text:p>23869,87796</text:p>
          </table:table-cell>
          <table:table-cell office:value-type="float" office:value="8550.356953" calcext:value-type="float">
            <text:p>8550,356953</text:p>
          </table:table-cell>
          <table:table-cell office:value-type="float" office:value="15724.29888" calcext:value-type="float">
            <text:p>15724,29888</text:p>
          </table:table-cell>
          <table:table-cell table:number-columns-repeated="2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21765.456455" calcext:value-type="float">
            <text:p>21765,456455</text:p>
          </table:table-cell>
          <table:table-cell office:value-type="float" office:value="24773.418248" calcext:value-type="float">
            <text:p>24773,418248</text:p>
          </table:table-cell>
          <table:table-cell office:value-type="float" office:value="8506.887452" calcext:value-type="float">
            <text:p>8506,887452</text:p>
          </table:table-cell>
          <table:table-cell office:value-type="float" office:value="15846.073992" calcext:value-type="float">
            <text:p>15846,073992</text:p>
          </table:table-cell>
          <table:table-cell table:number-columns-repeated="2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21744.847211" calcext:value-type="float">
            <text:p>21744,847211</text:p>
          </table:table-cell>
          <table:table-cell office:value-type="float" office:value="25314.39435" calcext:value-type="float">
            <text:p>25314,39435</text:p>
          </table:table-cell>
          <table:table-cell office:value-type="float" office:value="8382.387807" calcext:value-type="float">
            <text:p>8382,387807</text:p>
          </table:table-cell>
          <table:table-cell office:value-type="float" office:value="15905.587134" calcext:value-type="float">
            <text:p>15905,587134</text:p>
          </table:table-cell>
          <table:table-cell table:number-columns-repeated="2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21459.284857" calcext:value-type="float">
            <text:p>21459,284857</text:p>
          </table:table-cell>
          <table:table-cell office:value-type="float" office:value="24399.907939" calcext:value-type="float">
            <text:p>24399,907939</text:p>
          </table:table-cell>
          <table:table-cell office:value-type="float" office:value="8406.596331" calcext:value-type="float">
            <text:p>8406,596331</text:p>
          </table:table-cell>
          <table:table-cell office:value-type="float" office:value="15484.733459" calcext:value-type="float">
            <text:p>15484,733459</text:p>
          </table:table-cell>
          <table:table-cell table:number-columns-repeated="2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1714.330328" calcext:value-type="float">
            <text:p>21714,330328</text:p>
          </table:table-cell>
          <table:table-cell office:value-type="float" office:value="23663.385767" calcext:value-type="float">
            <text:p>23663,385767</text:p>
          </table:table-cell>
          <table:table-cell office:value-type="float" office:value="8198.209961" calcext:value-type="float">
            <text:p>8198,209961</text:p>
          </table:table-cell>
          <table:table-cell office:value-type="float" office:value="15525.787921" calcext:value-type="float">
            <text:p>15525,7879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1:38:56.147232034</meta:creation-date>
    <dc:date>2025-02-11T22:01:53.621146435</dc:date>
    <meta:editing-duration>PT12M13S</meta:editing-duration>
    <meta:editing-cycles>1</meta:editing-cycles>
    <meta:document-statistic meta:table-count="1" meta:cell-count="226" meta:object-count="1"/>
    <meta:generator>LibreOffice/24.8.4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weight="bold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31.413cm" svg:height="25.055cm" xlink:href=".." xlink:type="simple" chart:class="chart:line" chart:style-name="ch1">
        <chart:title svg:x="11.92cm" svg:y="0.688cm" chart:style-name="ch2">
          <text:p><text:span text:style-name="T1">PG WorkLoad</text:span></text:p>
        </chart:title>
        <chart:legend chart:legend-position="end" svg:x="26.431cm" svg:y="11.004cm" style:legend-expansion="high" chart:style-name="ch3"/>
        <chart:plot-area chart:style-name="ch4" table:cell-range-address="Лист1.A1:Лист1.G36" chart:data-source-has-labels="both" svg:x="1.625cm" svg:y="1.922cm" svg:width="24.178cm" svg:height="21.665cm">
          <chart:coordinate-region svg:x="2.865cm" svg:y="3.011cm" svg:width="21.697cm" svg:height="19.491cm"/>
          <chart:axis chart:dimension="x" chart:name="primary-x" chart:style-name="ch5" chartooo:axis-type="auto">
            <chartooo:date-scale/>
            <chart:title svg:x="13.012cm" svg:y="24.088cm" chart:style-name="ch6">
              <text:p><text:span text:style-name="T2">Клиенты</text:span></text:p>
            </chart:title>
            <chart:categories table:cell-range-address="Лист1.A2:Лист1.A36"/>
          </chart:axis>
          <chart:axis chart:dimension="x" chart:name="secondary-x" chart:style-name="ch7"/>
          <chart:axis chart:dimension="y" chart:name="primary-y" chart:style-name="ch5">
            <chart:title svg:x="0.451cm" svg:y="13.683cm" chart:style-name="ch8">
              <text:p><text:span text:style-name="T2">Транзакции</text:span>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Лист1.B2:Лист1.B36" chart:label-cell-address="Лист1.B1:Лист1.B1" chart:class="chart:line">
            <chart:data-point chart:repeated="35"/>
          </chart:series>
          <chart:series chart:attached-axis="primary-y" chart:style-name="ch11" chart:values-cell-range-address="Лист1.C2:Лист1.C36" chart:label-cell-address="Лист1.C1:Лист1.C1" chart:class="chart:line">
            <chart:data-point chart:repeated="35"/>
          </chart:series>
          <chart:series chart:attached-axis="primary-y" chart:style-name="ch12" chart:values-cell-range-address="Лист1.D2:Лист1.D36" chart:label-cell-address="Лист1.D1:Лист1.D1" chart:class="chart:line">
            <chart:data-point chart:repeated="35"/>
          </chart:series>
          <chart:series chart:attached-axis="primary-y" chart:style-name="ch13" chart:values-cell-range-address="Лист1.E2:Лист1.E36" chart:label-cell-address="Лист1.E1:Лист1.E1" chart:class="chart:line">
            <chart:data-point chart:repeated="35"/>
          </chart:series>
          <chart:series chart:attached-axis="primary-y" chart:style-name="ch14" chart:values-cell-range-address="Лист1.F2:Лист1.F36" chart:label-cell-address="Лист1.F1:Лист1.F1" chart:class="chart:line">
            <chart:data-point chart:repeated="35"/>
          </chart:series>
          <chart:series chart:attached-axis="primary-y" chart:style-name="ch15" chart:values-cell-range-address="Лист1.G2:Лист1.G36" chart:label-cell-address="Лист1.G1:Лист1.G1" chart:class="chart:line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_local_r_5432</text:p>
                <draw:g>
                  <svg:desc>Лист1.B1:Лист1.B1</svg:desc>
                </draw:g>
              </table:table-cell>
              <table:table-cell office:value-type="string">
                <text:p>result_local_r_6432</text:p>
                <draw:g>
                  <svg:desc>Лист1.C1:Лист1.C1</svg:desc>
                </draw:g>
              </table:table-cell>
              <table:table-cell office:value-type="string">
                <text:p>result_local_w_4_5432</text:p>
                <draw:g>
                  <svg:desc>Лист1.D1:Лист1.D1</svg:desc>
                </draw:g>
              </table:table-cell>
              <table:table-cell office:value-type="string">
                <text:p>result_local_w_4_6432</text:p>
                <draw:g>
                  <svg:desc>Лист1.E1:Лист1.E1</svg:desc>
                </draw:g>
              </table:table-cell>
              <table:table-cell office:value-type="string">
                <text:p>result_Net_w_4_5432</text:p>
                <draw:g>
                  <svg:desc>Лист1.F1:Лист1.F1</svg:desc>
                </draw:g>
              </table:table-cell>
              <table:table-cell office:value-type="string">
                <text:p>result_Net_w_4_6432</text:p>
                <draw:g>
                  <svg:desc>Лист1.G1:Лист1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A2:Лист1.A36</svg:desc>
                </draw:g>
              </table:table-cell>
              <table:table-cell office:value-type="float" office:value="33496.553097">
                <text:p>33496.553097</text:p>
                <draw:g>
                  <svg:desc>Лист1.B2:Лист1.B36</svg:desc>
                </draw:g>
              </table:table-cell>
              <table:table-cell office:value-type="float" office:value="23711.315047">
                <text:p>23711.315047</text:p>
                <draw:g>
                  <svg:desc>Лист1.C2:Лист1.C36</svg:desc>
                </draw:g>
              </table:table-cell>
              <table:table-cell office:value-type="float" office:value="14769.136584">
                <text:p>14769.136584</text:p>
                <draw:g>
                  <svg:desc>Лист1.D2:Лист1.D36</svg:desc>
                </draw:g>
              </table:table-cell>
              <table:table-cell office:value-type="float" office:value="15094.104288">
                <text:p>15094.104288</text:p>
                <draw:g>
                  <svg:desc>Лист1.E2:Лист1.E36</svg:desc>
                </draw:g>
              </table:table-cell>
              <table:table-cell office:value-type="float" office:value="15282.480789">
                <text:p>15282.480789</text:p>
                <draw:g>
                  <svg:desc>Лист1.F2:Лист1.F36</svg:desc>
                </draw:g>
              </table:table-cell>
              <table:table-cell office:value-type="float" office:value="10804.058701">
                <text:p>10804.058701</text:p>
                <draw:g>
                  <svg:desc>Лист1.G2:Лист1.G36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831.994756">
                <text:p>26831.994756</text:p>
              </table:table-cell>
              <table:table-cell office:value-type="float" office:value="23314.965843">
                <text:p>23314.965843</text:p>
              </table:table-cell>
              <table:table-cell office:value-type="float" office:value="14767.417924">
                <text:p>14767.417924</text:p>
              </table:table-cell>
              <table:table-cell office:value-type="float" office:value="15922.854417">
                <text:p>15922.854417</text:p>
              </table:table-cell>
              <table:table-cell office:value-type="float" office:value="15062.141122">
                <text:p>15062.141122</text:p>
              </table:table-cell>
              <table:table-cell office:value-type="float" office:value="11146.136599">
                <text:p>11146.1365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866.320309">
                <text:p>25866.320309</text:p>
              </table:table-cell>
              <table:table-cell office:value-type="float" office:value="25150.005957">
                <text:p>25150.005957</text:p>
              </table:table-cell>
              <table:table-cell office:value-type="float" office:value="14370.278305">
                <text:p>14370.278305</text:p>
              </table:table-cell>
              <table:table-cell office:value-type="float" office:value="16046.32771">
                <text:p>16046.32771</text:p>
              </table:table-cell>
              <table:table-cell office:value-type="float" office:value="14208.492303">
                <text:p>14208.492303</text:p>
              </table:table-cell>
              <table:table-cell office:value-type="float" office:value="12051.610543">
                <text:p>12051.6105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917.668019">
                <text:p>25917.668019</text:p>
              </table:table-cell>
              <table:table-cell office:value-type="float" office:value="24126.371697">
                <text:p>24126.371697</text:p>
              </table:table-cell>
              <table:table-cell office:value-type="float" office:value="13836.623249">
                <text:p>13836.623249</text:p>
              </table:table-cell>
              <table:table-cell office:value-type="float" office:value="16274.37661">
                <text:p>16274.37661</text:p>
              </table:table-cell>
              <table:table-cell office:value-type="float" office:value="13385.202057">
                <text:p>13385.202057</text:p>
              </table:table-cell>
              <table:table-cell office:value-type="float" office:value="10889.698569">
                <text:p>10889.6985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114.744972">
                <text:p>25114.744972</text:p>
              </table:table-cell>
              <table:table-cell office:value-type="float" office:value="22945.439096">
                <text:p>22945.439096</text:p>
              </table:table-cell>
              <table:table-cell office:value-type="float" office:value="13327.266308">
                <text:p>13327.266308</text:p>
              </table:table-cell>
              <table:table-cell office:value-type="float" office:value="16129.379581">
                <text:p>16129.379581</text:p>
              </table:table-cell>
              <table:table-cell office:value-type="float" office:value="12599.028817">
                <text:p>12599.028817</text:p>
              </table:table-cell>
              <table:table-cell office:value-type="float" office:value="12424.331323">
                <text:p>12424.33132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259.923713">
                <text:p>25259.923713</text:p>
              </table:table-cell>
              <table:table-cell office:value-type="float" office:value="23833.017467">
                <text:p>23833.017467</text:p>
              </table:table-cell>
              <table:table-cell office:value-type="float" office:value="12910.647891">
                <text:p>12910.647891</text:p>
              </table:table-cell>
              <table:table-cell office:value-type="float" office:value="15755.778602">
                <text:p>15755.778602</text:p>
              </table:table-cell>
              <table:table-cell office:value-type="float" office:value="12263.947008">
                <text:p>12263.947008</text:p>
              </table:table-cell>
              <table:table-cell office:value-type="float" office:value="12958.047405">
                <text:p>12958.0474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768.303859">
                <text:p>24768.303859</text:p>
              </table:table-cell>
              <table:table-cell office:value-type="float" office:value="24283.844796">
                <text:p>24283.844796</text:p>
              </table:table-cell>
              <table:table-cell office:value-type="float" office:value="12416.097524">
                <text:p>12416.097524</text:p>
              </table:table-cell>
              <table:table-cell office:value-type="float" office:value="16026.967893">
                <text:p>16026.967893</text:p>
              </table:table-cell>
              <table:table-cell office:value-type="float" office:value="11733.048295">
                <text:p>11733.048295</text:p>
              </table:table-cell>
              <table:table-cell office:value-type="float" office:value="13256.717563">
                <text:p>13256.71756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4847.957247">
                <text:p>24847.957247</text:p>
              </table:table-cell>
              <table:table-cell office:value-type="float" office:value="23625.022945">
                <text:p>23625.022945</text:p>
              </table:table-cell>
              <table:table-cell office:value-type="float" office:value="11971.962153">
                <text:p>11971.962153</text:p>
              </table:table-cell>
              <table:table-cell office:value-type="float" office:value="16262.249838">
                <text:p>16262.249838</text:p>
              </table:table-cell>
              <table:table-cell office:value-type="float" office:value="11422.673439">
                <text:p>11422.673439</text:p>
              </table:table-cell>
              <table:table-cell office:value-type="float" office:value="13330.434933">
                <text:p>13330.4349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832.79916">
                <text:p>24832.79916</text:p>
              </table:table-cell>
              <table:table-cell office:value-type="float" office:value="24377.714985">
                <text:p>24377.714985</text:p>
              </table:table-cell>
              <table:table-cell office:value-type="float" office:value="11707.90786">
                <text:p>11707.90786</text:p>
              </table:table-cell>
              <table:table-cell office:value-type="float" office:value="16042.534493">
                <text:p>16042.534493</text:p>
              </table:table-cell>
              <table:table-cell office:value-type="float" office:value="11058.88584">
                <text:p>11058.88584</text:p>
              </table:table-cell>
              <table:table-cell office:value-type="float" office:value="12255.281298">
                <text:p>12255.281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4543.206318">
                <text:p>24543.206318</text:p>
              </table:table-cell>
              <table:table-cell office:value-type="float" office:value="24457.381607">
                <text:p>24457.381607</text:p>
              </table:table-cell>
              <table:table-cell office:value-type="float" office:value="11489.992616">
                <text:p>11489.992616</text:p>
              </table:table-cell>
              <table:table-cell office:value-type="float" office:value="16085.308378">
                <text:p>16085.308378</text:p>
              </table:table-cell>
              <table:table-cell office:value-type="float" office:value="10612.609081">
                <text:p>10612.609081</text:p>
              </table:table-cell>
              <table:table-cell office:value-type="float" office:value="13170.546477">
                <text:p>13170.54647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453.844645">
                <text:p>24453.844645</text:p>
              </table:table-cell>
              <table:table-cell office:value-type="float" office:value="25288.991565">
                <text:p>25288.991565</text:p>
              </table:table-cell>
              <table:table-cell office:value-type="float" office:value="11047.325668">
                <text:p>11047.325668</text:p>
              </table:table-cell>
              <table:table-cell office:value-type="float" office:value="16074.846649">
                <text:p>16074.846649</text:p>
              </table:table-cell>
              <table:table-cell office:value-type="float" office:value="10170.132964">
                <text:p>10170.132964</text:p>
              </table:table-cell>
              <table:table-cell office:value-type="float" office:value="10160.854234">
                <text:p>10160.85423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4847.103284">
                <text:p>24847.103284</text:p>
              </table:table-cell>
              <table:table-cell office:value-type="float" office:value="24669.307947">
                <text:p>24669.307947</text:p>
              </table:table-cell>
              <table:table-cell office:value-type="float" office:value="10705.946897">
                <text:p>10705.946897</text:p>
              </table:table-cell>
              <table:table-cell office:value-type="float" office:value="16142.061273">
                <text:p>16142.061273</text:p>
              </table:table-cell>
              <table:table-cell office:value-type="float" office:value="10279.540551">
                <text:p>10279.540551</text:p>
              </table:table-cell>
              <table:table-cell office:value-type="float" office:value="11430.53166">
                <text:p>11430.531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56.811609">
                <text:p>24456.811609</text:p>
              </table:table-cell>
              <table:table-cell office:value-type="float" office:value="25085.949792">
                <text:p>25085.949792</text:p>
              </table:table-cell>
              <table:table-cell office:value-type="float" office:value="10593.231079">
                <text:p>10593.231079</text:p>
              </table:table-cell>
              <table:table-cell office:value-type="float" office:value="15954.37207">
                <text:p>15954.37207</text:p>
              </table:table-cell>
              <table:table-cell office:value-type="float" office:value="9312.005062">
                <text:p>9312.005062</text:p>
              </table:table-cell>
              <table:table-cell office:value-type="float" office:value="9964.315478">
                <text:p>9964.31547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4407.660007">
                <text:p>24407.660007</text:p>
              </table:table-cell>
              <table:table-cell office:value-type="float" office:value="25161.905216">
                <text:p>25161.905216</text:p>
              </table:table-cell>
              <table:table-cell office:value-type="float" office:value="10406.043596">
                <text:p>10406.043596</text:p>
              </table:table-cell>
              <table:table-cell office:value-type="float" office:value="16241.467093">
                <text:p>16241.467093</text:p>
              </table:table-cell>
              <table:table-cell office:value-type="float" office:value="9890.754111">
                <text:p>9890.754111</text:p>
              </table:table-cell>
              <table:table-cell office:value-type="float" office:value="12243.014779">
                <text:p>12243.0147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3882.929222">
                <text:p>23882.929222</text:p>
              </table:table-cell>
              <table:table-cell office:value-type="float" office:value="23947.414925">
                <text:p>23947.414925</text:p>
              </table:table-cell>
              <table:table-cell office:value-type="float" office:value="10148.507824">
                <text:p>10148.507824</text:p>
              </table:table-cell>
              <table:table-cell office:value-type="float" office:value="16097.091849">
                <text:p>16097.091849</text:p>
              </table:table-cell>
              <table:table-cell office:value-type="float" office:value="8964.06026">
                <text:p>8964.06026</text:p>
              </table:table-cell>
              <table:table-cell office:value-type="float" office:value="12673.232563">
                <text:p>12673.23256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4167.865536">
                <text:p>24167.865536</text:p>
              </table:table-cell>
              <table:table-cell office:value-type="float" office:value="25770.949972">
                <text:p>25770.949972</text:p>
              </table:table-cell>
              <table:table-cell office:value-type="float" office:value="10137.420439">
                <text:p>10137.420439</text:p>
              </table:table-cell>
              <table:table-cell office:value-type="float" office:value="16177.277081">
                <text:p>16177.277081</text:p>
              </table:table-cell>
              <table:table-cell office:value-type="float" office:value="9578.565559">
                <text:p>9578.565559</text:p>
              </table:table-cell>
              <table:table-cell office:value-type="float" office:value="12726.882443">
                <text:p>12726.88244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4066.502146">
                <text:p>24066.502146</text:p>
              </table:table-cell>
              <table:table-cell office:value-type="float" office:value="24651.696781">
                <text:p>24651.696781</text:p>
              </table:table-cell>
              <table:table-cell office:value-type="float" office:value="10077.604427">
                <text:p>10077.604427</text:p>
              </table:table-cell>
              <table:table-cell office:value-type="float" office:value="15878.822765">
                <text:p>15878.822765</text:p>
              </table:table-cell>
              <table:table-cell office:value-type="float" office:value="9166.848197">
                <text:p>9166.848197</text:p>
              </table:table-cell>
              <table:table-cell office:value-type="float" office:value="12435.31909">
                <text:p>12435.3190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4041.508544">
                <text:p>24041.508544</text:p>
              </table:table-cell>
              <table:table-cell office:value-type="float" office:value="23833.022701">
                <text:p>23833.022701</text:p>
              </table:table-cell>
              <table:table-cell office:value-type="float" office:value="9913.333374">
                <text:p>9913.333374</text:p>
              </table:table-cell>
              <table:table-cell office:value-type="float" office:value="15534.279956">
                <text:p>15534.279956</text:p>
              </table:table-cell>
              <table:table-cell office:value-type="float" office:value="8949.743339">
                <text:p>8949.743339</text:p>
              </table:table-cell>
              <table:table-cell office:value-type="float" office:value="10231.001755">
                <text:p>10231.0017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800.317394">
                <text:p>23800.317394</text:p>
              </table:table-cell>
              <table:table-cell office:value-type="float" office:value="24437.076506">
                <text:p>24437.076506</text:p>
              </table:table-cell>
              <table:table-cell office:value-type="float" office:value="9904.222173">
                <text:p>9904.222173</text:p>
              </table:table-cell>
              <table:table-cell office:value-type="float" office:value="15737.902524">
                <text:p>15737.902524</text:p>
              </table:table-cell>
              <table:table-cell office:value-type="float" office:value="8793.198538">
                <text:p>8793.198538</text:p>
              </table:table-cell>
              <table:table-cell office:value-type="float" office:value="8948.31568">
                <text:p>8948.3156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3606.149709">
                <text:p>23606.149709</text:p>
              </table:table-cell>
              <table:table-cell office:value-type="float" office:value="24535.595411">
                <text:p>24535.595411</text:p>
              </table:table-cell>
              <table:table-cell office:value-type="float" office:value="9707.125205">
                <text:p>9707.125205</text:p>
              </table:table-cell>
              <table:table-cell office:value-type="float" office:value="16005.722437">
                <text:p>16005.722437</text:p>
              </table:table-cell>
              <table:table-cell office:value-type="float" office:value="8918.622557">
                <text:p>8918.622557</text:p>
              </table:table-cell>
              <table:table-cell office:value-type="float" office:value="12095.794207">
                <text:p>12095.79420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753.152619">
                <text:p>23753.152619</text:p>
              </table:table-cell>
              <table:table-cell office:value-type="float" office:value="25351.54269">
                <text:p>25351.54269</text:p>
              </table:table-cell>
              <table:table-cell office:value-type="float" office:value="9493.315573">
                <text:p>9493.315573</text:p>
              </table:table-cell>
              <table:table-cell office:value-type="float" office:value="15969.673149">
                <text:p>15969.673149</text:p>
              </table:table-cell>
              <table:table-cell office:value-type="float" office:value="8279.209582">
                <text:p>8279.209582</text:p>
              </table:table-cell>
              <table:table-cell office:value-type="float" office:value="11831.247378">
                <text:p>11831.24737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23181.7358">
                <text:p>23181.7358</text:p>
              </table:table-cell>
              <table:table-cell office:value-type="float" office:value="24797.479413">
                <text:p>24797.479413</text:p>
              </table:table-cell>
              <table:table-cell office:value-type="float" office:value="9363.920962">
                <text:p>9363.920962</text:p>
              </table:table-cell>
              <table:table-cell office:value-type="float" office:value="15909.791136">
                <text:p>15909.791136</text:p>
              </table:table-cell>
              <table:table-cell office:value-type="float" office:value="8927.682884">
                <text:p>8927.682884</text:p>
              </table:table-cell>
              <table:table-cell office:value-type="float" office:value="10250.076709">
                <text:p>10250.0767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074.232479">
                <text:p>23074.232479</text:p>
              </table:table-cell>
              <table:table-cell office:value-type="float" office:value="24396.423966">
                <text:p>24396.423966</text:p>
              </table:table-cell>
              <table:table-cell office:value-type="float" office:value="9352.325245">
                <text:p>9352.325245</text:p>
              </table:table-cell>
              <table:table-cell office:value-type="float" office:value="15775.8682">
                <text:p>15775.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3147.182097">
                <text:p>23147.182097</text:p>
              </table:table-cell>
              <table:table-cell office:value-type="float" office:value="23842.469596">
                <text:p>23842.469596</text:p>
              </table:table-cell>
              <table:table-cell office:value-type="float" office:value="9295.857745">
                <text:p>9295.857745</text:p>
              </table:table-cell>
              <table:table-cell office:value-type="float" office:value="15616.967482">
                <text:p>15616.96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3044.348576">
                <text:p>23044.348576</text:p>
              </table:table-cell>
              <table:table-cell office:value-type="float" office:value="24132.152548">
                <text:p>24132.152548</text:p>
              </table:table-cell>
              <table:table-cell office:value-type="float" office:value="9234.643216">
                <text:p>9234.643216</text:p>
              </table:table-cell>
              <table:table-cell office:value-type="float" office:value="15711.722697">
                <text:p>15711.72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2734.621653">
                <text:p>22734.621653</text:p>
              </table:table-cell>
              <table:table-cell office:value-type="float" office:value="24815.744925">
                <text:p>24815.744925</text:p>
              </table:table-cell>
              <table:table-cell office:value-type="float" office:value="9255.175548">
                <text:p>9255.175548</text:p>
              </table:table-cell>
              <table:table-cell office:value-type="float" office:value="15850.790727">
                <text:p>15850.79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2434.178998">
                <text:p>22434.178998</text:p>
              </table:table-cell>
              <table:table-cell office:value-type="float" office:value="24079.171257">
                <text:p>24079.171257</text:p>
              </table:table-cell>
              <table:table-cell office:value-type="float" office:value="9148.72683">
                <text:p>9148.72683</text:p>
              </table:table-cell>
              <table:table-cell office:value-type="float" office:value="15608.357678">
                <text:p>15608.35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2620.371261">
                <text:p>22620.371261</text:p>
              </table:table-cell>
              <table:table-cell office:value-type="float" office:value="24387.440679">
                <text:p>24387.440679</text:p>
              </table:table-cell>
              <table:table-cell office:value-type="float" office:value="8862.252163">
                <text:p>8862.252163</text:p>
              </table:table-cell>
              <table:table-cell office:value-type="float" office:value="15706.741097">
                <text:p>15706.74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259.700471">
                <text:p>22259.700471</text:p>
              </table:table-cell>
              <table:table-cell office:value-type="float" office:value="24745.123247">
                <text:p>24745.123247</text:p>
              </table:table-cell>
              <table:table-cell office:value-type="float" office:value="8859.238416">
                <text:p>8859.238416</text:p>
              </table:table-cell>
              <table:table-cell office:value-type="float" office:value="15881.336844">
                <text:p>15881.33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22346.243394">
                <text:p>22346.243394</text:p>
              </table:table-cell>
              <table:table-cell office:value-type="float" office:value="25229.441912">
                <text:p>25229.441912</text:p>
              </table:table-cell>
              <table:table-cell office:value-type="float" office:value="8752.43127">
                <text:p>8752.43127</text:p>
              </table:table-cell>
              <table:table-cell office:value-type="float" office:value="15792.968582">
                <text:p>15792.96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2365.881091">
                <text:p>22365.881091</text:p>
              </table:table-cell>
              <table:table-cell office:value-type="float" office:value="23869.87796">
                <text:p>23869.87796</text:p>
              </table:table-cell>
              <table:table-cell office:value-type="float" office:value="8550.356953">
                <text:p>8550.356953</text:p>
              </table:table-cell>
              <table:table-cell office:value-type="float" office:value="15724.29888">
                <text:p>15724.2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21765.456455">
                <text:p>21765.456455</text:p>
              </table:table-cell>
              <table:table-cell office:value-type="float" office:value="24773.418248">
                <text:p>24773.418248</text:p>
              </table:table-cell>
              <table:table-cell office:value-type="float" office:value="8506.887452">
                <text:p>8506.887452</text:p>
              </table:table-cell>
              <table:table-cell office:value-type="float" office:value="15846.073992">
                <text:p>15846.07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1744.847211">
                <text:p>21744.847211</text:p>
              </table:table-cell>
              <table:table-cell office:value-type="float" office:value="25314.39435">
                <text:p>25314.39435</text:p>
              </table:table-cell>
              <table:table-cell office:value-type="float" office:value="8382.387807">
                <text:p>8382.387807</text:p>
              </table:table-cell>
              <table:table-cell office:value-type="float" office:value="15905.587134">
                <text:p>15905.58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21459.284857">
                <text:p>21459.284857</text:p>
              </table:table-cell>
              <table:table-cell office:value-type="float" office:value="24399.907939">
                <text:p>24399.907939</text:p>
              </table:table-cell>
              <table:table-cell office:value-type="float" office:value="8406.596331">
                <text:p>8406.596331</text:p>
              </table:table-cell>
              <table:table-cell office:value-type="float" office:value="15484.733459">
                <text:p>15484.733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1714.330328">
                <text:p>21714.330328</text:p>
              </table:table-cell>
              <table:table-cell office:value-type="float" office:value="23663.385767">
                <text:p>23663.385767</text:p>
              </table:table-cell>
              <table:table-cell office:value-type="float" office:value="8198.209961">
                <text:p>8198.209961</text:p>
              </table:table-cell>
              <table:table-cell office:value-type="float" office:value="15525.787921">
                <text:p>15525.78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